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18T16:49:48.881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: 6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(716,97,&lt;29,0&gt;,&lt;29,9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(621,93,&lt;27,0&gt;,&lt;27,9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[],|tmp:///OQe7/%22%3E/R|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258,165,&lt;49,0&gt;,&lt;53,1&gt;): FALSE "This one should never be called"test fails for arguments: [0.36079499572768037,394140771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082,174,&lt;43,0&gt;,&lt;47,1&gt;): FALSE "This one should never be called"test fails for arguments: [-2016474736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933,147,&lt;37,0&gt;,&lt;41,1&gt;): FALSE "This one should never be called"test fails for arguments: [821731658,-65235859r180195905,1517111490r1580963929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377,191,&lt;14,0&gt;,&lt;19,1&gt;): FALSE "This one should never be called"test fails for arguments: [-9144392,-1287938822,1585571449,0.5910434887236621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686,96,&lt;59,0&gt;,&lt;59,96&gt;): FALSE "inferred types"test fails for arguments: {&lt;"","8e20",-1521890362,true,0.42145648267738667&gt;,&lt;"X79p2","\n",325217525,false,0.2742560019694741&gt;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205,73,&lt;11,0&gt;,&lt;14,1&gt;): FALSE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113 tests executed; 33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RangeUtilsTests.rsc|: Cannot execute due to compilation errors</text:p>
          </table:table-cell>
          <table:table-cell table:number-columns-repeated="1023"/>
        </table:table-row>
        <table:table-row table:style-name="ro1" table:number-rows-repeated="12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15:37:20.9939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18T19:44:28.649573000</dc:date>
    <meta:editing-duration>P32DT21H1M25S</meta:editing-duration>
    <meta:editing-cycles>113</meta:editing-cycles>
    <meta:generator>LibreOffice/4.3.3.2$MacOSX_X86_64 LibreOffice_project/9bb7eadab57b6755b1265afa86e04bf45fbfc644</meta:generator>
    <meta:document-statistic meta:table-count="5" meta:cell-count="460" meta:object-count="0"/>
  </office:meta>
</office:document-meta>
</file>